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e04" officeooo:paragraph-rsid="0003be04"/>
    </style:style>
    <style:style style:name="P2" style:family="paragraph" style:parent-style-name="Standard">
      <style:paragraph-properties fo:break-before="page"/>
      <style:text-properties officeooo:rsid="0003be04" officeooo:paragraph-rsid="0003be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rbesitz</text:p>
      <text:p text:style-name="P2">Gegenstände</text:p>
      <text:p text:style-name="P2">Waffen</text:p>
      <text:p text:style-name="P2">Rüstung und Kleidung</text:p>
      <text:p text:style-name="P2">Apps</text:p>
      <text:p text:style-name="P2">Eigentu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9:08:36.712000000</meta:creation-date>
    <dc:date>2024-05-28T09:11:30.629000000</dc:date>
    <meta:editing-duration>PT2M54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6" meta:word-count="8" meta:character-count="58" meta:non-whitespace-character-count="56"/>
  </office:meta>
</office:document-meta>
</file>